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Положительное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трицательно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1:59:15.279795656</meta:creation-date>
    <dc:date>2020-10-03T11:59:51.140777641</dc:date>
    <meta:editing-duration>PT36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